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3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3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3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3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7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6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51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4"/>
          <table:table-cell office:value-type="string" calcext:value-type="string">
            <text:p>Co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office:value-type="float" office:value="7900" calcext:value-type="float">
            <text:p>7900</text:p>
          </table:table-cell>
          <table:table-cell table:number-columns-repeated="4"/>
          <table:table-cell table:style-name="ce2" table:formula="of:=SUM([.B3:.F3])" office:value-type="float" office:value="7900" calcext:value-type="float">
            <text:p>79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Անժելա</text:p>
          </table:table-cell>
          <table:table-cell table:style-name="ce7"/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26:.F26])" office:value-type="float" office:value="415.789473684211" calcext:value-type="float">
            <text:p>415.7894736842</text:p>
          </table:table-cell>
          <table:table-cell table:style-name="ce27" office:value-type="string" calcext:value-type="string">
            <text:p>Նանե</text:p>
          </table:table-cell>
          <table:table-cell table:style-name="ce7"/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Հասմիկ Դ․</text:p>
          </table:table-cell>
          <table:table-cell table:style-name="ce7"/>
          <table:table-cell table:number-columns-repeated="6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6:.F26])" office:value-type="float" office:value="415.789473684211" calcext:value-type="float">
            <text:p>415.7894736842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/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style-name="ce7"/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table:style-name="ce34" office:value-type="string" calcext:value-type="string">
            <text:p>Ստեփան</text:p>
          </table:table-cell>
          <table:table-cell table:style-name="ce7"/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8" table:formula="of:=SUM([.B26:.F26])" office:value-type="float" office:value="415.789473684211" calcext:value-type="float">
            <text:p>415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D26];[.F26])" office:value-type="float" office:value="415.789473684211" calcext:value-type="float">
            <text:p>415.7894736842</text:p>
          </table:table-cell>
          <table:table-cell office:value-type="string" calcext:value-type="string">
            <text:p>Ani G</text:p>
          </table:table-cell>
          <table:table-cell/>
          <table:table-cell table:style-name="ce8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2" office:value-type="float" office:value="0" calcext:value-type="float">
            <text:p>0</text:p>
          </table:table-cell>
          <table:table-cell table:formula="of:=[.D3]/19" office:value-type="float" office:value="0" calcext:value-type="float">
            <text:p>0</text:p>
          </table:table-cell>
          <table:table-cell table:formula="of:=[.E3]/20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415.789473684211" calcext:value-type="float">
            <text:p>415.7894736842</text:p>
          </table:table-cell>
          <table:table-cell office:value-type="string" calcext:value-type="string">
            <text:p>Meruj</text:p>
          </table:table-cell>
          <table:table-cell table:style-name="Default"/>
          <table:table-cell table:style-name="ce2" table:formula="of:=SUM([.K3:.K26])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" table:formula="of:=SUM([.H4:.H27])" office:value-type="float" office:value="7900" calcext:value-type="float">
            <text:p>7900</text:p>
          </table:table-cell>
          <table:table-cell table:style-name="ce16" office:value-type="float" office:value="900" calcext:value-type="float">
            <text:p>90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1:24:54.357842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3T11:25:50.235016711</dc:date>
    <meta:editing-duration>P10DT2H2M57S</meta:editing-duration>
    <meta:editing-cycles>3141</meta:editing-cycles>
    <meta:generator>LibreOffice/4.2.8.2$Linux_X86_64 LibreOffice_project/420m0$Build-2</meta:generator>
    <meta:document-statistic meta:table-count="19" meta:cell-count="8596" meta:object-count="0"/>
  </office:meta>
</office:document-meta>
</file>